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31b" officeooo:paragraph-rsid="001ae31b"/>
    </style:style>
    <style:style style:name="P2" style:family="paragraph" style:parent-style-name="Standard">
      <style:text-properties officeooo:rsid="001c7468" officeooo:paragraph-rsid="001c7468"/>
    </style:style>
    <style:style style:name="P3" style:family="paragraph" style:parent-style-name="Standard">
      <style:text-properties officeooo:rsid="001cbc4c" officeooo:paragraph-rsid="001cbc4c"/>
    </style:style>
    <style:style style:name="P4" style:family="paragraph" style:parent-style-name="Standard">
      <style:text-properties officeooo:rsid="001ae31b" officeooo:paragraph-rsid="001ae31b"/>
    </style:style>
    <style:style style:name="P5" style:family="paragraph" style:parent-style-name="Standard">
      <style:text-properties officeooo:rsid="001f191d" officeooo:paragraph-rsid="001f191d"/>
    </style:style>
    <style:style style:name="P6" style:family="paragraph" style:parent-style-name="Standard">
      <style:text-properties officeooo:rsid="001cbc4c" officeooo:paragraph-rsid="001f191d"/>
    </style:style>
    <style:style style:name="P7" style:family="paragraph" style:parent-style-name="Standard">
      <style:text-properties officeooo:rsid="001c7468" officeooo:paragraph-rsid="001c7468"/>
    </style:style>
    <style:style style:name="P8" style:family="paragraph" style:parent-style-name="Standard">
      <style:text-properties officeooo:rsid="001c7468" officeooo:paragraph-rsid="001f191d"/>
    </style:style>
    <style:style style:name="T1" style:family="text">
      <style:text-properties officeooo:rsid="001c7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ttps://soundcloud.com/hiatz/le-calme-dans-la-tempete</text:p>
      <text:p text:style-name="P6">E| 0 - - 0 | 7 - - 5 | - 5 - 0 | 3 - - - |</text:p>
      <text:p text:style-name="P6"/>
      <text:p text:style-name="P1">Was ist das an meinem Arm? Sieht aus wie ein dunkler Fleck</text:p>
      <text:p text:style-name="P1">was frisst sich da grade Bahn? Ist das Haut? Kann das weg?</text:p>
      <text:p text:style-name="P1">Ist das, ist das Teil von mir? Hab ich da noch die Kontrolle?</text:p>
      <text:p text:style-name="P1">Ist das, ist das Teil von dir? Mein Körper ist mein Revier!</text:p>
      <text:p text:style-name="P1"/>
      <text:p text:style-name="P8">komm schon, findest du mich schön?</text:p>
      <text:p text:style-name="P8">Kannst du meine Upgrades sehen?</text:p>
      <text:p text:style-name="P8">Diese Hand kann zwar nicht fühlen,</text:p>
      <text:p text:style-name="P8">willst du trotzdem mit mir gehen? </text:p>
      <text:p text:style-name="P1"/>
      <text:p text:style-name="P1">Ich hab einen zweiten body, drüben da im Cyberspace</text:p>
      <text:p text:style-name="P1">gut gebaut und stark gemoddet, neue Haut, neues face</text:p>
      <text:p text:style-name="P1">Beine können besser rennen, virtueller Widerstand</text:p>
      <text:p text:style-name="P1">Ich kann mich ganz neu benennen, complÄxx ist noch unbekannt</text:p>
      <text:p text:style-name="P1"/>
      <text:p text:style-name="P1">Ich hab eine Schnittstelle, ich hab eine Stromquelle</text:p>
      <text:p text:style-name="P1">steck dein Kabel in mich rein, musst ein guter Cyborg sein </text:p>
      <text:p text:style-name="P1">Ich habe dein ganzes Wissen, hier auf meinem USB</text:p>
      <text:p text:style-name="P1">steck in mir tief in den Kopf, ich will deine Umwelt sehn </text:p>
      <text:p text:style-name="P1"/>
      <text:p text:style-name="P1">Wenn mir meine Hand abfällt, bau ich mir ne neue dran</text:p>
      <text:p text:style-name="P1">gleich eine mit dreizehn Fingern, dass ich besser spielen kann</text:p>
      <text:p text:style-name="P1">du glaubst du bist noch natürlich, doch ich weiß dass das nicht stimmt</text:p>
      <text:p text:style-name="P1">Ich kann in dein Herz sehen, ich hab ein <text:span text:style-name="T1">Röntgen-Plugin</text:span></text:p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3T12:37:00.996481223</meta:creation-date>
    <dc:date>2017-04-17T19:48:17.430817769</dc:date>
    <meta:editing-duration>PT18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12" meta:character-count="1133" meta:non-whitespace-character-count="940"/>
  </office:meta>
</office:document-meta>
</file>